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solid" draw:stroke-dash="Fine_20_Dashed" svg:stroke-width="0.081cm" svg:stroke-color="#cbacac" draw:marker-start-width="0.321cm" draw:marker-end-width="0.321cm" draw:fill="none" draw:fill-color="#acbbcb" draw:textarea-vertical-align="middle" fo:padding-top="0.165cm" fo:padding-bottom="0.165cm" fo:padding-left="0.29cm" fo:padding-right="0.29cm"/>
    </style:style>
    <style:style style:name="gr2" style:family="graphic" style:parent-style-name="objectwithoutfill">
      <style:graphic-properties draw:stroke="solid" draw:stroke-dash="Fine_20_Dashed" svg:stroke-width="0.081cm" svg:stroke-color="#acbbcb" draw:marker-start-width="0.321cm" draw:marker-end-width="0.321cm" draw:fill="none" draw:fill-color="#acbbcb" draw:textarea-vertical-align="middle" fo:padding-top="0.165cm" fo:padding-bottom="0.165cm" fo:padding-left="0.29cm" fo:padding-right="0.29cm"/>
    </style:style>
    <style:style style:name="gr3" style:family="graphic" style:parent-style-name="objectwithoutfill">
      <style:graphic-properties draw:stroke="solid" draw:stroke-dash="Fine_20_Dashed" svg:stroke-width="0.081cm" svg:stroke-color="#cbc6ac" draw:marker-start-width="0.321cm" draw:marker-end-width="0.321cm" draw:fill="none" draw:fill-color="#acbbcb" draw:textarea-vertical-align="middle" fo:padding-top="0.165cm" fo:padding-bottom="0.165cm" fo:padding-left="0.29cm" fo:padding-right="0.29cm"/>
    </style:style>
    <style:style style:name="gr4" style:family="graphic" style:parent-style-name="objectwithoutfill">
      <style:graphic-properties draw:stroke="solid" draw:stroke-dash="Fine_20_Dashed" svg:stroke-width="0.2cm" svg:stroke-color="#ffff38" draw:marker-start-width="0.5cm" draw:marker-end-width="0.5cm" draw:fill="none" draw:fill-color="#acbbcb" draw:textarea-vertical-align="middle" fo:padding-top="0.224cm" fo:padding-bottom="0.224cm" fo:padding-left="0.349cm" fo:padding-right="0.349cm"/>
    </style:style>
    <style:style style:name="gr5" style:family="graphic" style:parent-style-name="objectwithoutfill">
      <style:graphic-properties svg:stroke-width="0.053cm" svg:stroke-color="#acbbcb" draw:marker-start-width="0.28cm" draw:marker-end-width="0.28cm" draw:fill="none" draw:textarea-vertical-align="middle" fo:padding-top="0.152cm" fo:padding-bottom="0.152cm" fo:padding-left="0.277cm" fo:padding-right="0.277cm"/>
    </style:style>
    <style:style style:name="gr6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.528cm" fo:min-width="0.278cm" fo:padding-top="0.142cm" fo:padding-bottom="0.142cm" fo:padding-left="0.267cm" fo:padding-right="0.267cm"/>
    </style:style>
    <style:style style:name="gr7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.494cm" fo:min-width="0.244cm" fo:padding-top="0.142cm" fo:padding-bottom="0.142cm" fo:padding-left="0.267cm" fo:padding-right="0.267cm"/>
    </style:style>
    <style:style style:name="gr8" style:family="graphic" style:parent-style-name="standard">
      <style:graphic-properties svg:stroke-width="0.035cm" svg:stroke-color="#000000" draw:marker-start-width="0.252cm" draw:marker-end-width="0.252cm" draw:fill="solid" draw:fill-color="#cbc6ac" draw:textarea-horizontal-align="justify" draw:textarea-vertical-align="middle" draw:auto-grow-height="false" fo:min-height="0.494cm" fo:min-width="0.244cm" fo:padding-top="0.142cm" fo:padding-bottom="0.142cm" fo:padding-left="0.267cm" fo:padding-right="0.267cm"/>
    </style:style>
    <style:style style:name="gr9" style:family="graphic" style:parent-style-name="standard">
      <style:graphic-properties svg:stroke-width="0.035cm" svg:stroke-color="#000000" draw:marker-start-width="0.252cm" draw:marker-end-width="0.252cm" draw:fill="solid" draw:fill-color="#cbacac" draw:textarea-horizontal-align="justify" draw:textarea-vertical-align="middle" draw:auto-grow-height="false" fo:min-height="0.516cm" fo:min-width="0.266cm" fo:padding-top="0.142cm" fo:padding-bottom="0.142cm" fo:padding-left="0.267cm" fo:padding-right="0.267cm"/>
    </style:style>
    <style:style style:name="gr10" style:family="graphic" style:parent-style-name="standard">
      <style:graphic-properties svg:stroke-width="0.035cm" svg:stroke-color="#000000" draw:marker-start-width="0.252cm" draw:marker-end-width="0.252cm" draw:fill="none" draw:fill-color="#cbc6ac" draw:textarea-horizontal-align="justify" draw:textarea-vertical-align="middle" draw:auto-grow-height="false" fo:min-height="0.516cm" fo:min-width="0.266cm" fo:padding-top="0.142cm" fo:padding-bottom="0.142cm" fo:padding-left="0.267cm" fo:padding-right="0.267cm"/>
    </style:style>
    <style:style style:name="gr11" style:family="graphic" style:parent-style-name="standard">
      <style:graphic-properties svg:stroke-width="0.035cm" svg:stroke-color="#000000" draw:marker-start-width="0.252cm" draw:marker-end-width="0.252cm" draw:fill="none" draw:fill-color="#729fcf" draw:textarea-horizontal-align="justify" draw:textarea-vertical-align="middle" draw:auto-grow-height="false" fo:min-height="0.516cm" fo:min-width="0.266cm" fo:padding-top="0.142cm" fo:padding-bottom="0.142cm" fo:padding-left="0.267cm" fo:padding-right="0.267cm"/>
    </style:style>
    <style:style style:name="gr12" style:family="graphic" style:parent-style-name="standard">
      <style:graphic-properties svg:stroke-width="0.035cm" svg:stroke-color="#000000" draw:marker-start-width="0.252cm" draw:marker-end-width="0.252cm" draw:fill="solid" draw:fill-color="#acbbcb" draw:textarea-horizontal-align="justify" draw:textarea-vertical-align="middle" draw:auto-grow-height="false" fo:min-height="0.516cm" fo:min-width="0.266cm" fo:padding-top="0.142cm" fo:padding-bottom="0.142cm" fo:padding-left="0.267cm" fo:padding-right="0.267cm"/>
    </style:style>
    <style:style style:name="gr13" style:family="graphic" style:parent-style-name="standard">
      <style:graphic-properties svg:stroke-width="0.035cm" svg:stroke-color="#000000" draw:marker-start-width="0.252cm" draw:marker-end-width="0.252cm" draw:fill="solid" draw:fill-color="#cbc6ac" draw:textarea-horizontal-align="justify" draw:textarea-vertical-align="middle" draw:auto-grow-height="false" fo:min-height="0.516cm" fo:min-width="0.266cm" fo:padding-top="0.142cm" fo:padding-bottom="0.142cm" fo:padding-left="0.267cm" fo:padding-right="0.267cm"/>
    </style:style>
    <style:style style:name="gr14" style:family="graphic" style:parent-style-name="objectwithoutfill">
      <style:graphic-properties draw:stroke="dash" draw:stroke-dash="Fine_20_Dashed"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5" style:family="graphic" style:parent-style-name="objectwithoutfill">
      <style:graphic-properties svg:stroke-width="0.053cm" svg:stroke-color="#cbacac" draw:marker-start-width="0.28cm" draw:marker-end-width="0.28cm" draw:fill="none" draw:textarea-vertical-align="middle" fo:padding-top="0.152cm" fo:padding-bottom="0.152cm" fo:padding-left="0.277cm" fo:padding-right="0.277cm"/>
    </style:style>
    <style:style style:name="gr16" style:family="graphic" style:parent-style-name="standard">
      <style:graphic-properties svg:stroke-width="0.035cm" svg:stroke-color="#000000" draw:marker-start-width="0.252cm" draw:marker-end-width="0.252cm" draw:fill="none" draw:fill-color="#acbbcb" draw:textarea-horizontal-align="justify" draw:textarea-vertical-align="middle" draw:auto-grow-height="false" fo:min-height="0.494cm" fo:min-width="0.244cm" fo:padding-top="0.142cm" fo:padding-bottom="0.142cm" fo:padding-left="0.267cm" fo:padding-right="0.267cm"/>
    </style:style>
    <style:style style:name="P1" style:family="paragraph">
      <loext:graphic-properties draw:fill="none" draw:fill-color="#acbbcb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 draw:fill-color="#cbc6ac"/>
      <style:paragraph-properties fo:text-align="center"/>
    </style:style>
    <style:style style:name="P4" style:family="paragraph">
      <loext:graphic-properties draw:fill="solid" draw:fill-color="#cbacac"/>
      <style:paragraph-properties fo:text-align="center"/>
    </style:style>
    <style:style style:name="P5" style:family="paragraph">
      <loext:graphic-properties draw:fill="none" draw:fill-color="#cbc6ac"/>
      <style:paragraph-properties fo:text-align="center"/>
    </style:style>
    <style:style style:name="P6" style:family="paragraph">
      <loext:graphic-properties draw:fill="none" draw:fill-color="#729fcf"/>
      <style:paragraph-properties fo:text-align="center"/>
    </style:style>
    <style:style style:name="P7" style:family="paragraph">
      <loext:graphic-properties draw:fill="solid" draw:fill-color="#acbbcb"/>
      <style:paragraph-properties fo:text-align="center"/>
    </style:style>
  </office:automatic-styles>
  <office:body>
    <office:drawing>
      <draw:page draw:name="page1" draw:style-name="dp1" draw:master-page-name="Predefinito">
        <draw:connector draw:style-name="gr1" draw:text-style-name="P1" draw:layer="layout" draw:type="line" svg:x1="7.093cm" svg:y1="6.493cm" svg:x2="6.316cm" svg:y2="5.716cm" draw:start-shape="id1" draw:start-glue-point="9" draw:end-shape="id2" draw:end-glue-point="3" svg:d="M7093 6493l-777-777" svg:viewBox="0 0 778 778">
          <text:p/>
        </draw:connector>
        <draw:connector draw:style-name="gr1" draw:text-style-name="P1" draw:layer="layout" draw:type="line" svg:x1="8.35cm" svg:y1="7.05cm" svg:x2="7.093cm" svg:y2="6.493cm" draw:start-shape="id3" draw:start-glue-point="3" draw:end-shape="id1" draw:end-glue-point="9" svg:d="M8350 7050l-1257-557" svg:viewBox="0 0 1258 558">
          <text:p/>
        </draw:connector>
        <draw:connector draw:style-name="gr2" draw:text-style-name="P1" draw:layer="layout" draw:type="line" svg:x1="5.091cm" svg:y1="4.491cm" svg:x2="4.312cm" svg:y2="4.49cm" draw:end-shape="id4" draw:end-glue-point="7" svg:d="M5091 4491l-779-1" svg:viewBox="0 0 780 2">
          <text:p/>
        </draw:connector>
        <draw:connector draw:style-name="gr3" draw:text-style-name="P1" draw:layer="layout" draw:type="line" svg:x1="0.813cm" svg:y1="4.391cm" svg:x2="0.65cm" svg:y2="5.35cm" draw:start-shape="id5" draw:start-glue-point="7" draw:end-shape="id6" draw:end-glue-point="0" svg:d="M813 4391l-163 959" svg:viewBox="0 0 164 960">
          <text:p/>
        </draw:connector>
        <draw:connector draw:style-name="gr1" draw:text-style-name="P1" draw:layer="layout" draw:type="line" svg:x1="2.15cm" svg:y1="2.1cm" svg:x2="0.85cm" svg:y2="2.15cm" draw:start-shape="id7" draw:start-glue-point="6" draw:end-shape="id8" draw:end-glue-point="1" svg:d="M2150 2100l-1300 50" svg:viewBox="0 0 1301 51">
          <text:p/>
        </draw:connector>
        <draw:connector draw:style-name="gr1" draw:text-style-name="P1" draw:layer="layout" draw:type="line" svg:x1="2.15cm" svg:y1="2.1cm" svg:x2="3.089cm" svg:y2="2.489cm" draw:end-shape="id7" draw:end-glue-point="9" svg:d="M2150 2100l939 389" svg:viewBox="0 0 940 390">
          <text:p/>
        </draw:connector>
        <draw:connector draw:style-name="gr1" draw:text-style-name="P1" draw:layer="layout" draw:type="line" svg:x1="4.312cm" svg:y1="3.712cm" svg:x2="3.089cm" svg:y2="2.489cm" draw:start-shape="id4" draw:start-glue-point="5" draw:end-shape="id7" draw:end-glue-point="9" svg:d="M4312 3712l-1223-1223" svg:viewBox="0 0 1224 1224">
          <text:p/>
        </draw:connector>
        <draw:connector draw:style-name="gr1" draw:text-style-name="P1" draw:layer="layout" draw:type="line" svg:x1="5.09cm" svg:y1="4.49cm" svg:x2="4.312cm" svg:y2="3.712cm" draw:start-shape="id4" draw:start-glue-point="9" svg:d="M5090 4490l-778-778" svg:viewBox="0 0 779 779">
          <text:p/>
        </draw:connector>
        <draw:connector draw:style-name="gr2" draw:text-style-name="P1" draw:layer="layout" draw:type="line" svg:x1="6.705cm" svg:y1="6.655cm" svg:x2="6.75cm" svg:y2="7.65cm" draw:end-shape="id9" draw:end-glue-point="0" svg:d="M6705 6655l45 995" svg:viewBox="0 0 46 996">
          <text:p/>
        </draw:connector>
        <draw:connector draw:style-name="gr2" draw:text-style-name="P1" draw:layer="layout" draw:type="line" svg:x1="4.312cm" svg:y1="4.49cm" svg:x2="3.094cm" svg:y2="5.716cm" draw:start-shape="id4" draw:start-glue-point="7" svg:d="M4312 4490l-1218 1226" svg:viewBox="0 0 1219 1227">
          <text:p/>
        </draw:connector>
        <draw:connector draw:style-name="gr4" draw:text-style-name="P1" draw:layer="layout" draw:type="line" svg:x1="5.09cm" svg:y1="4.49cm" svg:x2="6.315cm" svg:y2="5.715cm" draw:start-shape="id4" draw:start-glue-point="9" draw:end-shape="id1" draw:end-glue-point="5" svg:d="M5090 4490l1225 1225" svg:viewBox="0 0 1226 1226">
          <text:p/>
        </draw:connector>
        <draw:connector draw:style-name="gr2" draw:text-style-name="P1" draw:layer="layout" draw:type="line" svg:x1="2.316cm" svg:y1="6.494cm" svg:x2="3.094cm" svg:y2="5.716cm" draw:end-shape="id10" draw:end-glue-point="11" svg:d="M2316 6494l778-778" svg:viewBox="0 0 779 779">
          <text:p/>
        </draw:connector>
        <draw:connector draw:style-name="gr2" draw:text-style-name="P1" draw:layer="layout" draw:type="line" svg:x1="2.316cm" svg:y1="6.494cm" svg:x2="1.35cm" svg:y2="7.55cm" svg:d="M2316 6494l-966 1056" svg:viewBox="0 0 967 1057">
          <text:p/>
        </draw:connector>
        <draw:connector draw:style-name="gr2" draw:text-style-name="P1" draw:layer="layout" draw:type="line" svg:x1="6.704cm" svg:y1="6.654cm" svg:x2="6.315cm" svg:y2="5.715cm" draw:start-shape="id1" draw:start-glue-point="8" draw:end-shape="id1" draw:end-glue-point="5" svg:d="M6704 6654l-389-939" svg:viewBox="0 0 390 940">
          <text:p/>
        </draw:connector>
        <draw:line draw:style-name="gr5" draw:text-style-name="P2" draw:layer="layout" svg:x1="5.029cm" svg:y1="4.543cm" svg:x2="6.267cm" svg:y2="5.776cm">
          <text:p/>
        </draw:line>
        <draw:custom-shape draw:style-name="gr6" draw:text-style-name="P2" xml:id="id7" draw:id="id7" draw:layer="layout" svg:width="1.1cm" svg:height="1.1cm" svg:x="2.15cm" svg:y="1.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xml:id="id14" draw:id="id14" draw:layer="layout" svg:width="1.1cm" svg:height="1.1cm" svg:x="6.152cm" svg:y="1.5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xml:id="id15" draw:id="id15" draw:layer="layout" svg:width="1.1cm" svg:height="1.1cm" svg:x="8.153cm" svg:y="3.5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xml:id="id10" draw:id="id10" draw:layer="layout" svg:width="1.1cm" svg:height="1.1cm" svg:x="2.155cm" svg:y="5.5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5" draw:id="id5" draw:layer="layout" svg:width="1.1cm" svg:height="1.1cm" svg:x="0.652cm" svg:y="3.4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xml:id="id8" draw:id="id8" draw:layer="layout" svg:width="0.8cm" svg:height="0.8cm" svg:x="0.05cm" svg:y="1.7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5" xml:id="id13" draw:id="id13" draw:layer="layout" svg:width="0.8cm" svg:height="0.8cm" svg:x="3.25cm" svg:y="0.0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6" xml:id="id12" draw:id="id12" draw:layer="layout" svg:width="0.8cm" svg:height="0.8cm" svg:x="1.25cm" svg:y="0.0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7" xml:id="id16" draw:id="id16" draw:layer="layout" svg:width="0.8cm" svg:height="0.8cm" svg:x="7.45cm" svg:y="0.0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3" xml:id="id17" draw:id="id17" draw:layer="layout" svg:width="0.8cm" svg:height="0.8cm" svg:x="8.35cm" svg:y="1.6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xml:id="id3" draw:id="id3" draw:layer="layout" svg:width="0.8cm" svg:height="0.8cm" svg:x="8.35cm" svg:y="6.6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7" xml:id="id9" draw:id="id9" draw:layer="layout" svg:width="0.8cm" svg:height="0.8cm" svg:x="6.35cm" svg:y="7.6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6" xml:id="id18" draw:id="id18" draw:layer="layout" svg:width="0.8cm" svg:height="0.8cm" svg:x="4.35cm" svg:y="6.6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6" xml:id="id11" draw:id="id11" draw:layer="layout" svg:width="0.8cm" svg:height="0.8cm" svg:x="2.35cm" svg:y="7.65cm">
          <text:p/>
          <draw:enhanced-geometry svg:viewBox="0 0 21600 21600" draw:type="rectangle" draw:enhanced-path="M 0 0 L 21600 0 21600 21600 0 21600 0 0 Z N"/>
        </draw:custom-shape>
        <draw:connector draw:style-name="gr14" draw:text-style-name="P2" draw:layer="layout" draw:type="line" svg:x1="0.813cm" svg:y1="4.391cm" svg:x2="0.65cm" svg:y2="5.35cm" draw:start-shape="id5" draw:start-glue-point="7" draw:end-shape="id6" draw:end-glue-point="0" svg:d="M813 4391l-163 959" svg:viewBox="0 0 164 960">
          <text:p/>
        </draw:connector>
        <draw:custom-shape draw:style-name="gr13" draw:text-style-name="P3" xml:id="id6" draw:id="id6" draw:layer="layout" svg:width="0.8cm" svg:height="0.8cm" svg:x="0.25cm" svg:y="5.35cm">
          <text:p/>
          <draw:enhanced-geometry svg:viewBox="0 0 21600 21600" draw:type="rectangle" draw:enhanced-path="M 0 0 L 21600 0 21600 21600 0 21600 0 0 Z N"/>
        </draw:custom-shape>
        <draw:connector draw:style-name="gr14" draw:text-style-name="P2" draw:layer="layout" draw:type="line" svg:x1="2.705cm" svg:y1="6.655cm" svg:x2="2.75cm" svg:y2="7.65cm" draw:start-shape="id10" draw:start-glue-point="8" draw:end-shape="id11" draw:end-glue-point="0" svg:d="M2705 6655l45 995" svg:viewBox="0 0 46 996">
          <text:p/>
        </draw:connector>
        <draw:connector draw:style-name="gr14" draw:text-style-name="P2" draw:layer="layout" draw:type="line" svg:x1="2.15cm" svg:y1="2.1cm" svg:x2="0.85cm" svg:y2="2.15cm" draw:start-shape="id7" draw:start-glue-point="6" draw:end-shape="id8" draw:end-glue-point="1" svg:d="M2150 2100l-1300 50" svg:viewBox="0 0 1301 51">
          <text:p/>
        </draw:connector>
        <draw:connector draw:style-name="gr14" draw:text-style-name="P2" draw:layer="layout" draw:type="line" svg:x1="2.311cm" svg:y1="1.711cm" svg:x2="1.65cm" svg:y2="0.85cm" draw:start-shape="id7" draw:start-glue-point="5" draw:end-shape="id12" draw:end-glue-point="2" svg:d="M2311 1711l-661-861" svg:viewBox="0 0 662 862">
          <text:p/>
        </draw:connector>
        <draw:connector draw:style-name="gr14" draw:text-style-name="P2" draw:layer="layout" draw:type="line" svg:x1="3.089cm" svg:y1="1.711cm" svg:x2="3.65cm" svg:y2="0.85cm" draw:start-shape="id7" draw:start-glue-point="11" draw:end-shape="id13" draw:end-glue-point="2" svg:d="M3089 1711l561-861" svg:viewBox="0 0 562 862">
          <text:p/>
        </draw:connector>
        <draw:connector draw:style-name="gr14" draw:text-style-name="P2" draw:layer="layout" draw:type="line" svg:x1="3.089cm" svg:y1="2.489cm" svg:x2="4.312cm" svg:y2="3.712cm" draw:start-shape="id7" draw:start-glue-point="9" draw:end-shape="id4" draw:end-glue-point="5" svg:d="M3089 2489l1223 1223" svg:viewBox="0 0 1224 1224">
          <text:p/>
        </draw:connector>
        <draw:connector draw:style-name="gr14" draw:text-style-name="P2" draw:layer="layout" draw:type="line" svg:x1="2.311cm" svg:y1="2.489cm" svg:x2="1.591cm" svg:y2="3.613cm" draw:start-shape="id7" draw:start-glue-point="7" draw:end-shape="id5" draw:end-glue-point="11" svg:d="M2311 2489l-720 1124" svg:viewBox="0 0 721 1125">
          <text:p/>
        </draw:connector>
        <draw:connector draw:style-name="gr14" draw:text-style-name="P2" draw:layer="layout" draw:type="line" svg:x1="3.25cm" svg:y1="2.1cm" svg:x2="6.152cm" svg:y2="2.102cm" draw:start-shape="id7" draw:start-glue-point="10" draw:end-shape="id14" draw:end-glue-point="6" svg:d="M3250 2100l2902 2" svg:viewBox="0 0 2903 3">
          <text:p/>
        </draw:connector>
        <draw:connector draw:style-name="gr14" draw:text-style-name="P2" draw:layer="layout" draw:type="line" svg:x1="5.09cm" svg:y1="3.712cm" svg:x2="6.313cm" svg:y2="2.491cm" draw:start-shape="id4" draw:start-glue-point="11" draw:end-shape="id14" draw:end-glue-point="7" svg:d="M5090 3712l1223-1221" svg:viewBox="0 0 1224 1222">
          <text:p/>
        </draw:connector>
        <draw:connector draw:style-name="gr14" draw:text-style-name="P2" draw:layer="layout" draw:type="line" svg:x1="8.314cm" svg:y1="4.492cm" svg:x2="7.093cm" svg:y2="5.715cm" draw:start-shape="id15" draw:start-glue-point="7" draw:end-shape="id1" draw:end-glue-point="11" svg:d="M8314 4492l-1221 1223" svg:viewBox="0 0 1222 1224">
          <text:p/>
        </draw:connector>
        <draw:connector draw:style-name="gr14" draw:text-style-name="P2" draw:layer="layout" draw:type="line" svg:x1="7.85cm" svg:y1="0.85cm" svg:x2="7.091cm" svg:y2="1.713cm" draw:start-shape="id16" draw:start-glue-point="2" draw:end-shape="id14" draw:end-glue-point="11" svg:d="M7850 850l-759 863" svg:viewBox="0 0 760 864">
          <text:p/>
        </draw:connector>
        <draw:connector draw:style-name="gr14" draw:text-style-name="P2" draw:layer="layout" draw:type="line" svg:x1="8.35cm" svg:y1="2.05cm" svg:x2="7.252cm" svg:y2="2.102cm" draw:start-shape="id17" draw:start-glue-point="3" draw:end-shape="id14" draw:end-glue-point="10" svg:d="M8350 2050l-1098 52" svg:viewBox="0 0 1099 53">
          <text:p/>
        </draw:connector>
        <draw:connector draw:style-name="gr14" draw:text-style-name="P2" draw:layer="layout" draw:type="line" svg:x1="8.75cm" svg:y1="6.65cm" svg:x2="8.703cm" svg:y2="4.653cm" draw:start-shape="id3" draw:start-glue-point="0" draw:end-shape="id15" draw:end-glue-point="8" svg:d="M8750 6650l-47-1997" svg:viewBox="0 0 48 1998">
          <text:p/>
        </draw:connector>
        <draw:connector draw:style-name="gr14" draw:text-style-name="P2" draw:layer="layout" draw:type="line" svg:x1="5.15cm" svg:y1="7.05cm" svg:x2="6.315cm" svg:y2="6.493cm" draw:start-shape="id18" draw:start-glue-point="1" draw:end-shape="id1" draw:end-glue-point="7" svg:d="M5150 7050l1165-557" svg:viewBox="0 0 1166 558">
          <text:p/>
        </draw:connector>
        <draw:connector draw:style-name="gr14" draw:text-style-name="P2" draw:layer="layout" draw:type="line" svg:x1="4.35cm" svg:y1="7.05cm" svg:x2="3.094cm" svg:y2="6.494cm" draw:start-shape="id18" draw:start-glue-point="3" draw:end-shape="id10" draw:end-glue-point="9" svg:d="M4350 7050l-1256-556" svg:viewBox="0 0 1257 557">
          <text:p/>
        </draw:connector>
        <draw:custom-shape draw:style-name="gr12" draw:text-style-name="P7" xml:id="id19" draw:id="id19" draw:layer="layout" svg:width="0.8cm" svg:height="0.8cm" svg:x="0.55cm" svg:y="7.15cm">
          <text:p/>
          <draw:enhanced-geometry svg:viewBox="0 0 21600 21600" draw:type="rectangle" draw:enhanced-path="M 0 0 L 21600 0 21600 21600 0 21600 0 0 Z N"/>
        </draw:custom-shape>
        <draw:connector draw:style-name="gr14" draw:text-style-name="P2" draw:layer="layout" draw:type="line" svg:x1="2.155cm" svg:y1="6.105cm" svg:x2="1.05cm" svg:y2="5.75cm" draw:start-shape="id10" draw:start-glue-point="6" draw:end-shape="id6" draw:end-glue-point="1" svg:d="M2155 6105l-1105-355" svg:viewBox="0 0 1106 356">
          <text:p/>
        </draw:connector>
        <draw:connector draw:style-name="gr14" draw:text-style-name="P2" draw:layer="layout" draw:type="line" svg:x1="2.316cm" svg:y1="6.494cm" svg:x2="1.35cm" svg:y2="7.55cm" draw:start-shape="id10" draw:start-glue-point="7" draw:end-shape="id19" draw:end-glue-point="1" svg:d="M2316 6494l-966 1056" svg:viewBox="0 0 967 1057">
          <text:p/>
        </draw:connector>
        <draw:connector draw:style-name="gr14" draw:text-style-name="P2" draw:layer="layout" draw:type="line" svg:x1="2.316cm" svg:y1="6.494cm" svg:x2="3.094cm" svg:y2="5.716cm" draw:end-shape="id10" draw:end-glue-point="11" svg:d="M2316 6494l778-778" svg:viewBox="0 0 779 779">
          <text:p/>
        </draw:connector>
        <draw:connector draw:style-name="gr14" draw:text-style-name="P2" draw:layer="layout" draw:type="line" svg:x1="4.312cm" svg:y1="4.49cm" svg:x2="3.094cm" svg:y2="5.716cm" draw:start-shape="id4" draw:start-glue-point="7" svg:d="M4312 4490l-1218 1226" svg:viewBox="0 0 1219 1227">
          <text:p/>
        </draw:connector>
        <draw:connector draw:style-name="gr14" draw:text-style-name="P2" draw:layer="layout" draw:type="line" svg:x1="4.312cm" svg:y1="3.712cm" svg:x2="6.316cm" svg:y2="5.716cm" draw:start-shape="id4" draw:start-glue-point="5" draw:end-shape="id2" draw:end-glue-point="3" svg:d="M4312 3712l2004 2004" svg:viewBox="0 0 2005 2005">
          <text:p/>
        </draw:connector>
        <draw:connector draw:style-name="gr14" draw:text-style-name="P2" xml:id="id2" draw:id="id2" draw:layer="layout" draw:type="line" svg:x1="6.704cm" svg:y1="6.654cm" svg:x2="6.316cm" svg:y2="5.716cm" draw:start-shape="id1" draw:start-glue-point="8" svg:d="M6704 6654l-388-938" svg:viewBox="0 0 389 939">
          <text:p/>
        </draw:connector>
        <draw:connector draw:style-name="gr14" draw:text-style-name="P2" draw:layer="layout" draw:type="line" svg:x1="6.704cm" svg:y1="6.654cm" svg:x2="6.75cm" svg:y2="7.65cm" draw:end-shape="id9" draw:end-glue-point="0" svg:d="M6704 6654l46 996" svg:viewBox="0 0 47 997">
          <text:p/>
        </draw:connector>
        <draw:connector draw:style-name="gr14" draw:text-style-name="P2" draw:layer="layout" draw:type="line" svg:x1="3.089cm" svg:y1="2.489cm" svg:x2="2.15cm" svg:y2="2.1cm" draw:start-shape="id7" draw:start-glue-point="9" draw:end-shape="id7" draw:end-glue-point="6" svg:d="M3089 2489l-939-389" svg:viewBox="0 0 940 390">
          <text:p/>
        </draw:connector>
        <draw:connector draw:style-name="gr14" draw:text-style-name="P2" draw:layer="layout" draw:type="line" svg:x1="5.09cm" svg:y1="4.49cm" svg:x2="4.312cm" svg:y2="4.49cm" draw:end-shape="id4" draw:end-glue-point="7" svg:d="M5090 4490h-778" svg:viewBox="0 0 779 1">
          <text:p/>
        </draw:connector>
        <draw:connector draw:style-name="gr14" draw:text-style-name="P2" draw:layer="layout" draw:type="line" svg:x1="8.315cm" svg:y1="3.715cm" svg:x2="7.092cm" svg:y2="2.492cm" svg:d="M8315 3715l-1223-1223" svg:viewBox="0 0 1224 1224">
          <text:p/>
        </draw:connector>
        <draw:connector draw:style-name="gr14" draw:text-style-name="P2" draw:layer="layout" draw:type="line" svg:x1="8.704cm" svg:y1="4.654cm" svg:x2="8.315cm" svg:y2="3.715cm" svg:d="M8704 4654l-389-939" svg:viewBox="0 0 390 940">
          <text:p/>
        </draw:connector>
        <draw:connector draw:style-name="gr14" draw:text-style-name="P2" draw:layer="layout" draw:type="line" svg:x1="8.35cm" svg:y1="7.05cm" svg:x2="7.093cm" svg:y2="6.493cm" draw:start-shape="id3" draw:start-glue-point="3" draw:end-shape="id1" draw:end-glue-point="9" svg:d="M8350 7050l-1257-557" svg:viewBox="0 0 1258 558">
          <text:p/>
        </draw:connector>
        <draw:connector draw:style-name="gr14" draw:text-style-name="P2" draw:layer="layout" draw:type="line" svg:x1="7.093cm" svg:y1="6.493cm" svg:x2="6.316cm" svg:y2="5.716cm" draw:start-shape="id1" draw:start-glue-point="9" draw:end-shape="id2" draw:end-glue-point="3" svg:d="M7093 6493l-777-777" svg:viewBox="0 0 778 778">
          <text:p/>
        </draw:connector>
        <draw:line draw:style-name="gr15" draw:text-style-name="P2" draw:layer="layout" svg:x1="5.132cm" svg:y1="4.427cm" svg:x2="6.37cm" svg:y2="5.66cm">
          <text:p/>
        </draw:line>
        <draw:custom-shape draw:style-name="gr16" draw:text-style-name="P1" xml:id="id4" draw:id="id4" draw:layer="layout" svg:width="1.1cm" svg:height="1.1cm" svg:x="4.151cm" svg:y="3.5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xml:id="id1" draw:id="id1" draw:layer="layout" svg:width="1.1cm" svg:height="1.1cm" svg:x="6.154cm" svg:y="5.5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styles>
    <draw:gradient draw:name="Blu_20_pieno" draw:display-name="Blu pieno" draw:style="linear" draw:start-color="#729fcf" draw:end-color="#355269" draw:start-intensity="100%" draw:end-intensity="100%" draw:angle="300" draw:border="0%"/>
    <draw:gradient draw:name="Forme" draw:style="rectangular" draw:cx="50%" draw:cy="50%" draw:start-color="#cccccc" draw:end-color="#ffffff" draw:start-intensity="100%" draw:end-intensity="100%" draw:angle="0" draw:border="0%"/>
    <draw:gradient draw:name="Giallo_20_pieno" draw:display-name="Giallo pieno" draw:style="linear" draw:start-color="#ffde59" draw:end-color="#b47804" draw:start-intensity="100%" draw:end-intensity="100%" draw:angle="300" draw:border="0%"/>
    <draw:gradient draw:name="Pieno" draw:style="linear" draw:start-color="#ffffff" draw:end-color="#cccccc" draw:start-intensity="100%" draw:end-intensity="100%" draw:angle="300" draw:border="0%"/>
    <draw:gradient draw:name="Rosso_20_pieno" draw:display-name="Rosso pieno" draw:style="linear" draw:start-color="#ff6d6d" draw:end-color="#c9211e" draw:start-intensity="100%" draw:end-intensity="100%" draw:angle="300" draw:border="0%"/>
    <draw:gradient draw:name="Verde_20_pieno" draw:display-name="Verde pieno" draw:style="linear" draw:start-color="#77bc65" draw:end-color="#127622" draw:start-intensity="100%" draw:end-intensity="100%" draw:angle="300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"/>
      <style:text-properties fo:font-size="14pt" fo:font-weight="bold"/>
    </style:style>
    <style:style style:name="Filled" style:family="graphic" style:parent-style-name="Shapes">
      <style:graphic-properties draw:fill="gradient" draw:fill-gradient-name="Pieno"/>
    </style:style>
    <style:style style:name="Filled_20_Blue" style:display-name="Filled Blue" style:family="graphic" style:parent-style-name="Filled">
      <style:graphic-properties draw:fill-gradient-name="Blu_20_pieno"/>
      <style:text-properties fo:color="#ffffff"/>
    </style:style>
    <style:style style:name="Filled_20_Green" style:display-name="Filled Green" style:family="graphic" style:parent-style-name="Filled">
      <style:graphic-properties draw:fill-gradient-name="Verde_20_pieno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osso_20_pieno"/>
      <style:text-properties fo:color="#ffffff"/>
    </style:style>
    <style:style style:name="Filled_20_Yellow" style:display-name="Filled Yellow" style:family="graphic" style:parent-style-name="Filled">
      <style:graphic-properties draw:fill-gradient-name="Giallo_20_pien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9.3cm" fo:page-height="8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24T17:05:06.405451445</meta:creation-date>
    <dc:date>2019-04-05T20:38:29.177103514</dc:date>
    <meta:editing-duration>PT34M15S</meta:editing-duration>
    <meta:editing-cycles>7</meta:editing-cycles>
    <meta:generator>LibreOffice/6.2.2.2$Linux_X86_64 LibreOffice_project/20$Build-2</meta:generator>
    <meta:document-statistic meta:object-count="62"/>
  </office:meta>
</office:document-meta>
</file>